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>// Mostra errori per debug</text:p>
      <text:p text:style-name="Standard">ini_set('display_errors', 1);</text:p>
      <text:p text:style-name="Standard">error_reporting(E_ALL);</text:p>
      <text:p text:style-name="Standard"/>
      <text:p text:style-name="Standard">// Carica le variabili d'ambiente</text:p>
      <text:p text:style-name="Standard">$apiKey <text:s text:c="2"/>= getenv('OPENAI_API_KEY');</text:p>
      <text:p text:style-name="Standard">$smtpHost = getenv('SMTP_HOST');</text:p>
      <text:p text:style-name="Standard">$smtpUser = getenv('SMTP_USER');</text:p>
      <text:p text:style-name="Standard">$smtpPass = getenv('SMTP_PASS');</text:p>
      <text:p text:style-name="Standard">$smtpPort = getenv('SMTP_PORT');</text:p>
      <text:p text:style-name="Standard"/>
      <text:p text:style-name="Standard">// Recupera i dati dal form (esempio GET o POST)</text:p>
      <text:p text:style-name="Standard">$nome <text:s text:c="4"/>= $_GET['nome'] ?? 'Cliente';</text:p>
      <text:p text:style-name="Standard">$email <text:s text:c="3"/>= $_GET['email'] ?? null;</text:p>
      <text:p text:style-name="Standard">$messaggio = $_GET['messaggio'] ?? '';</text:p>
      <text:p text:style-name="Standard"/>
      <text:p text:style-name="Standard">if (!$email) {</text:p>
      <text:p text:style-name="Standard"><text:s text:c="4"/>die("Email mancante.");</text:p>
      <text:p text:style-name="Standard">}</text:p>
      <text:p text:style-name="Standard"/>
      <text:p text:style-name="Standard">// Prompt da inviare a GPT</text:p>
      <text:p text:style-name="Standard">$prompt = "Rispondi professionalmente a questa richiesta:\n\n\"$messaggio\"\n\nFirma con: Il team di Dominion 360";</text:p>
      <text:p text:style-name="Standard"/>
      <text:p text:style-name="Standard">// Chiama GPT</text:p>
      <text:p text:style-name="Standard">$ch = curl_init('https://api.openai.com/v1/chat/completions');</text:p>
      <text:p text:style-name="Standard">curl_setopt($ch, CURLOPT_RETURNTRANSFER, true);</text:p>
      <text:p text:style-name="Standard">curl_setopt($ch, CURLOPT_HTTPHEADER, [</text:p>
      <text:p text:style-name="Standard"><text:s text:c="4"/>'Content-Type: application/json',</text:p>
      <text:p text:style-name="Standard"><text:s text:c="4"/>'Authorization: Bearer ' . $apiKey</text:p>
      <text:p text:style-name="Standard">]);</text:p>
      <text:p text:style-name="Standard">curl_setopt($ch, CURLOPT_POST, true);</text:p>
      <text:p text:style-name="Standard">curl_setopt($ch, CURLOPT_POSTFIELDS, json_encode([</text:p>
      <text:p text:style-name="Standard"><text:s text:c="4"/>'model' =&gt; 'gpt-3.5-turbo',</text:p>
      <text:p text:style-name="Standard"><text:s text:c="4"/>'messages' =&gt; [</text:p>
      <text:p text:style-name="Standard"><text:s text:c="8"/>['role' =&gt; 'system', 'content' =&gt; 'Sei un assistente professionale.'],</text:p>
      <text:p text:style-name="Standard"><text:s text:c="8"/>['role' =&gt; 'user', 'content' =&gt; $prompt]</text:p>
      <text:p text:style-name="Standard"><text:s text:c="4"/>]</text:p>
      <text:p text:style-name="Standard">]));</text:p>
      <text:p text:style-name="Standard"/>
      <text:p text:style-name="Standard">$response = curl_exec($ch);</text:p>
      <text:p text:style-name="Standard">if (curl_errno($ch)) {</text:p>
      <text:p text:style-name="Standard"><text:s text:c="4"/>die('Errore GPT: ' . curl_error($ch));</text:p>
      <text:p text:style-name="Standard">}</text:p>
      <text:p text:style-name="Standard">$data = json_decode($response, true);</text:p>
      <text:p text:style-name="Standard">$risposta = $data['choices'][0]['message']['content'] ?? 'Errore nella risposta AI.';</text:p>
      <text:p text:style-name="Standard"/>
      <text:p text:style-name="Standard">curl_close($ch);</text:p>
      <text:p text:style-name="Standard"/>
      <text:p text:style-name="Standard">// Invia la risposta via email</text:p>
      <text:p text:style-name="Standard">require 'send_mail.php';</text:p>
      <text:p text:style-name="Standard"><text:soft-page-break/>send_response_email($nome, $email, $risposta);</text:p>
      <text:p text:style-name="Standard"/>
      <text:p text:style-name="Standard">echo "✅ Risposta inviata a $email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 Asus</meta:initial-creator>
    <meta:creation-date>2025-05-11T11:02:24.92</meta:creation-date>
    <meta:document-statistic meta:table-count="0" meta:image-count="0" meta:object-count="0" meta:page-count="2" meta:paragraph-count="45" meta:word-count="171" meta:character-count="1499"/>
    <dc:date>2025-05-11T11:03:47.17</dc:date>
    <dc:creator>asus Asus</dc:creator>
    <meta:editing-duration>PT1M25S</meta:editing-duration>
    <meta:editing-cycles>1</meta:editing-cycles>
    <meta:generator>OpenOffice/4.1.15$Win32 OpenOffice.org_project/4115m2$Build-9813</meta:generator>
  </office:meta>
</office:document-meta>
</file>